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officeooo:paragraph-rsid="000c3e9b"/>
    </style:style>
    <style:style style:name="P2" style:family="paragraph" style:parent-style-name="Standard" style:master-page-name="MP0">
      <style:paragraph-properties style:page-number="auto" fo:break-before="page"/>
      <style:text-properties officeooo:paragraph-rsid="000c3e9b"/>
    </style:style>
    <style:style style:name="P3" style:family="paragraph" style:parent-style-name="Standard">
      <style:text-properties officeooo:paragraph-rsid="000c3e9b"/>
    </style:style>
    <style:style style:name="P4" style:family="paragraph" style:parent-style-name="Standard">
      <style:text-properties officeooo:paragraph-rsid="002ca1dc"/>
    </style:style>
    <style:style style:name="P5" style:family="paragraph" style:parent-style-name="Standard">
      <style:text-properties officeooo:paragraph-rsid="002e735a"/>
    </style:style>
    <style:style style:name="P6" style:family="paragraph" style:parent-style-name="Standard">
      <style:text-properties officeooo:paragraph-rsid="002f77df"/>
    </style:style>
    <style:style style:name="P7" style:family="paragraph" style:parent-style-name="Standard">
      <style:text-properties officeooo:paragraph-rsid="00327988"/>
    </style:style>
    <style:style style:name="T1" style:family="text">
      <style:text-properties style:font-name="Consolas" fo:font-size="8pt" style:font-size-asian="8pt" style:font-size-complex="8pt"/>
    </style:style>
    <style:style style:name="T2" style:family="text">
      <style:text-properties style:font-name="Consolas" fo:font-size="8pt" officeooo:rsid="002a96a9" style:font-size-asian="8pt" style:font-size-complex="8pt"/>
    </style:style>
    <style:style style:name="T3" style:family="text">
      <style:text-properties style:font-name="Consolas" fo:font-size="8pt" officeooo:rsid="002d4e59" style:font-size-asian="8pt" style:font-size-complex="8pt"/>
    </style:style>
    <style:style style:name="T4" style:family="text">
      <style:text-properties style:font-name="Consolas" fo:font-size="8pt" officeooo:rsid="003138eb" style:font-size-asian="8pt" style:font-size-complex="8pt"/>
    </style:style>
    <style:style style:name="T5" style:family="text">
      <style:text-properties style:font-name="Consolas" fo:font-size="8pt" fo:language="ru" fo:country="RU" officeooo:rsid="002aa140" style:font-size-asian="8pt" style:font-size-complex="8pt"/>
    </style:style>
    <style:style style:name="T6" style:family="text">
      <style:text-properties style:font-name="Consolas" fo:font-size="8pt" fo:language="ru" fo:country="RU" officeooo:rsid="002ba273" style:font-size-asian="8pt" style:font-size-complex="8pt"/>
    </style:style>
    <style:style style:name="T7" style:family="text">
      <style:text-properties style:font-name="Consolas" fo:font-size="8pt" fo:language="ru" fo:country="RU" officeooo:rsid="002c3c81" style:font-size-asian="8pt" style:font-size-complex="8pt"/>
    </style:style>
    <style:style style:name="T8" style:family="text">
      <style:text-properties style:font-name="Consolas" fo:font-size="8pt" fo:language="ru" fo:country="RU" officeooo:rsid="002ca1dc" style:font-size-asian="8pt" style:font-size-complex="8pt"/>
    </style:style>
    <style:style style:name="T9" style:family="text">
      <style:text-properties style:font-name="Consolas" fo:font-size="8pt" fo:language="ru" fo:country="RU" officeooo:rsid="002d4e59" style:font-size-asian="8pt" style:font-size-complex="8pt"/>
    </style:style>
    <style:style style:name="T10" style:family="text">
      <style:text-properties style:font-name="Consolas" fo:font-size="8pt" fo:language="ru" fo:country="RU" officeooo:rsid="003138eb" style:font-size-asian="8pt" style:font-size-complex="8pt"/>
    </style:style>
    <style:style style:name="T11" style:family="text">
      <style:text-properties style:font-name="Consolas" fo:font-size="8pt" fo:language="ru" fo:country="RU" officeooo:rsid="00327988" style:font-size-asian="8pt" style:font-size-complex="8pt"/>
    </style:style>
    <style:style style:name="T12" style:family="text">
      <style:text-properties style:font-name="Consolas" fo:font-size="8pt" fo:language="ru" fo:country="RU" officeooo:rsid="00341cf2" style:font-size-asian="8pt" style:font-size-complex="8pt"/>
    </style:style>
    <style:style style:name="T13" style:family="text">
      <style:text-properties style:font-name="Consolas" fo:font-size="8pt" fo:language="en" fo:country="US" officeooo:rsid="002d4e59" style:font-size-asian="8pt" style:font-size-complex="8pt"/>
    </style:style>
    <style:style style:name="T14" style:family="text">
      <style:text-properties fo:color="#ff0000" style:font-name="Consolas" fo:font-size="8pt" fo:language="ru" fo:country="RU" officeooo:rsid="00296cc9" style:font-size-asian="8pt" style:font-size-complex="8pt"/>
    </style:style>
    <style:style style:name="T15" style:family="text">
      <style:text-properties fo:color="#ff0000" style:font-name="Consolas" fo:font-size="8pt" fo:language="ru" fo:country="RU" officeooo:rsid="002a96a9" style:font-size-asian="8pt" style:font-size-complex="8pt"/>
    </style:style>
    <style:style style:name="T16" style:family="text">
      <style:text-properties fo:color="#ff0000" style:font-name="Consolas" fo:font-size="8pt" fo:language="ru" fo:country="RU" officeooo:rsid="002aa140" style:font-size-asian="8pt" style:font-size-complex="8pt"/>
    </style:style>
    <style:style style:name="T17" style:family="text">
      <style:text-properties fo:color="#ff0000" style:font-name="Consolas" fo:font-size="8pt" fo:language="ru" fo:country="RU" officeooo:rsid="002ba273" style:font-size-asian="8pt" style:font-size-complex="8pt"/>
    </style:style>
    <style:style style:name="T18" style:family="text">
      <style:text-properties fo:color="#ff0000" style:font-name="Consolas" fo:font-size="8pt" fo:language="ru" fo:country="RU" officeooo:rsid="002c3c81" style:font-size-asian="8pt" style:font-size-complex="8pt"/>
    </style:style>
    <style:style style:name="T19" style:family="text">
      <style:text-properties fo:color="#ff0000" style:font-name="Consolas" fo:font-size="8pt" fo:language="ru" fo:country="RU" officeooo:rsid="002ca1dc" style:font-size-asian="8pt" style:font-size-complex="8pt"/>
    </style:style>
    <style:style style:name="T20" style:family="text">
      <style:text-properties fo:color="#ff0000" style:font-name="Consolas" fo:font-size="8pt" fo:language="ru" fo:country="RU" officeooo:rsid="002d4e59" style:font-size-asian="8pt" style:font-size-complex="8pt"/>
    </style:style>
    <style:style style:name="T21" style:family="text">
      <style:text-properties fo:color="#ff0000" style:font-name="Consolas" fo:font-size="8pt" fo:language="ru" fo:country="RU" officeooo:rsid="003138eb" style:font-size-asian="8pt" style:font-size-complex="8pt"/>
    </style:style>
    <style:style style:name="T22" style:family="text">
      <style:text-properties fo:color="#ff0000" style:font-name="Consolas" fo:font-size="8pt" fo:language="ru" fo:country="RU" officeooo:rsid="00327988" style:font-size-asian="8pt" style:font-size-complex="8pt"/>
    </style:style>
    <style:style style:name="T23" style:family="text">
      <style:text-properties fo:color="#ff0000" style:font-name="Consolas" fo:font-size="8pt" fo:language="ru" fo:country="RU" officeooo:rsid="00341cf2" style:font-size-asian="8pt" style:font-size-complex="8pt"/>
    </style:style>
    <style:style style:name="T24" style:family="text">
      <style:text-properties fo:color="#ff0000" style:font-name="Consolas" fo:font-size="8pt" style:font-size-asian="8pt" style:font-size-complex="8pt"/>
    </style:style>
    <style:style style:name="T25" style:family="text">
      <style:text-properties fo:color="#ff0000" style:font-name="Consolas" fo:font-size="8pt" officeooo:rsid="002d4e59" style:font-size-asian="8pt" style:font-size-complex="8pt"/>
    </style:style>
    <style:style style:name="T26" style:family="text">
      <style:text-properties fo:color="#ff0000" style:font-name="Consolas" fo:font-size="8pt" fo:language="en" fo:country="US" officeooo:rsid="002d4e59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V E R B E N <text:s text:c="2"/>M I T <text:s text:c="2"/>P R Ä P O S I T I O N E N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============= DAT ======================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abhängen von <text:s text:c="15"/>Es hängt vom Wetter ab, ob wir morgen die Bergtour machen oder nicht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4">Зависеть от</text:span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">sich / jdm. befreien von <text:s text:c="15"/>Als sie kamen, befreiten sie die Gefangene von ihren Fessel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4">Освобождать от</text:span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">sich <text:s text:c="7"/>erholen von <text:s text:c="16"/>Er muss sich von seinem anstrengenden Arbeitstag erhole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4">Оправляться от</text:span></text:span></text:p>
      <text:p text:style-name="P1"><text:span text:style-name="Default_20_Paragraph_20_Font"><text:span text:style-name="T14"/></text:span></text:p>
      <text:p text:style-name="P1"><text:span text:style-name="Default_20_Paragraph_20_Font"><text:span text:style-name="T1"><text:s text:c="12"/>erzählen von <text:s text:c="15"/>Er erzählt seiner Mutter von seiner neuen Freundi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5">Поведать о</text:span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1">etw./nichts halten von <text:s text:c="17"/>Sie hält nichts von der diesjährigen Mode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24">?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jdm. / etw. hören von <text:s text:c="18"/>Ich hoffe, bald von Ihnen zu höre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6">Услышать о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jdm. / etw. reden von <text:s text:c="18"/>Wir reden (hier) von ... <text:s/>// <text:s/>Er kann von Glück sagen/reden. [idiom]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6">Разговаривать</text:span></text:span></text:p>
      <text:p text:style-name="P1"><text:span text:style-name="Default_20_Paragraph_20_Font"><text:span text:style-name="T5"/></text:span></text:p>
      <text:p text:style-name="P7"><text:span text:style-name="Default_20_Paragraph_20_Font"><text:span text:style-name="T1">jdm. / etw. schwärmen von <text:s text:c="10"/></text:span></text:span><text:span text:style-name="Default_20_Paragraph_20_Font"><text:span text:style-name="T18">┑┑ <text:s/></text:span></text:span><text:span text:style-name="Default_20_Paragraph_20_Font"><text:span text:style-name="T1"><text:s/>TODO both (für) have the same meaning: to adore, to be crazy about sb./sth. 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7">Увлекаться <text:s text:c="13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sprechen von <text:s text:c="15"/>Er spricht nie von seinen Erlebnissen während des Krieges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7">Говорить о <text:s text:c="13"/></text:span></text:span></text:p>
      <text:p text:style-name="P1"><text:span text:style-name="Default_20_Paragraph_20_Font"><text:span text:style-name="T17"/></text:span></text:p>
      <text:p text:style-name="P1"><text:span text:style-name="Default_20_Paragraph_20_Font"><text:span text:style-name="T1">(sich) <text:s text:c="5"/>trennen von <text:s text:c="16"/>Die Schafe von den Böcken trennen. [idiom] <text:s/>// <text:s/>Eier trennen. <text:s/>// <text:s/>Eine elektrische Verbindung trenne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17">Разделяться, Расставаться, Отделяться</text:span></text:span></text:p>
      <text:p text:style-name="P1"><text:span text:style-name="Default_20_Paragraph_20_Font"><text:span text:style-name="T6"/></text:span></text:p>
      <text:p text:style-name="P1"><text:span text:style-name="Default_20_Paragraph_20_Font"><text:span text:style-name="T1"><text:s text:c="12"/>träumen von <text:s text:c="16"/>Er träumt von einer steilen Karriere im Unternehmen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7">Мечтать о <text:s text:c="14"/></text:span></text:span></text:p>
      <text:p text:style-name="P1"><text:span text:style-name="Default_20_Paragraph_20_Font"><text:span text:style-name="T17"/></text:span></text:p>
      <text:p text:style-name="P1"><text:span text:style-name="Default_20_Paragraph_20_Font"><text:span text:style-name="T1"><text:s text:c="7"/>jdn. überzeugen von <text:s text:c="13"/>Sie überzeugte ihren Chef von ihren Fähigkeiten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7">Убеждаться в <text:s text:c="11"/></text:span></text:span></text:p>
      <text:p text:style-name="P1"><text:span text:style-name="Default_20_Paragraph_20_Font"><text:span text:style-name="T17"/></text:span></text:p>
      <text:p text:style-name="P1"><text:span text:style-name="Default_20_Paragraph_20_Font"><text:span text:style-name="T1">(sich) <text:s text:c="5"/>unterscheiden von <text:s text:c="10"/>Äpfel von Birnen unterscheiden. <text:s/>// <text:s text:c="2"/>Worin unterscheiden sich...? (В чём разница между...?) <text:s/>// <text:s/>Es ist wichtig zu unterscheiden... (Важно отличать...)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7">Отличаться от <text:s text:c="10"/></text:span></text:span></text:p>
      <text:p text:style-name="P1"><text:span text:style-name="Default_20_Paragraph_20_Font"><text:span text:style-name="T6"/></text:span></text:p>
      <text:p text:style-name="P1"><text:span text:style-name="Default_20_Paragraph_20_Font"><text:span text:style-name="T1"><text:s text:c="7"/>etw. verstehen von <text:s text:c="14"/>Sie versteht etwas von Biologie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8">? <text:s text:c="2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anfangen mit <text:s text:c="15"/>Wir fangen im Herbst mit einem Sprachkurs an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8">Начинать, Приступать к ┑</text:span></text:span></text:p>
      <text:p text:style-name="P5"><text:span text:style-name="Default_20_Paragraph_20_Font"><text:span text:style-name="T7"><text:s text:c="35"/></text:span></text:span><text:span text:style-name="Default_20_Paragraph_20_Font"><text:span text:style-name="T26">|</text:span></text:span></text:p>
      <text:p text:style-name="P5"><text:span text:style-name="Default_20_Paragraph_20_Font"><text:span text:style-name="T1"><text:s text:c="12"/>aufhören mit <text:s text:c="10"/></text:span></text:span><text:span text:style-name="Default_20_Paragraph_20_Font"><text:span text:style-name="T25">|</text:span></text:span><text:span text:style-name="Default_20_Paragraph_20_Font"><text:span text:style-name="T26"> </text:span></text:span><text:span text:style-name="Default_20_Paragraph_20_Font"><text:span text:style-name="T1"><text:s text:c="3"/>Er möchte im neuen Jahr mit dem Rauchen aufhören.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8">Перестать, Завязать </text:span></text:span><text:span text:style-name="Default_20_Paragraph_20_Font"><text:span text:style-name="T19">с <text:s/></text:span></text:span><text:span text:style-name="Default_20_Paragraph_20_Font"><text:span text:style-name="T20">|</text:span></text:span></text:p>
      <text:p text:style-name="P5"><text:span text:style-name="Default_20_Paragraph_20_Font"><text:span text:style-name="T8"><text:s text:c="35"/></text:span></text:span><text:span text:style-name="Default_20_Paragraph_20_Font"><text:span text:style-name="T20">|</text:span></text:span></text:p>
      <text:p text:style-name="P5"><text:span text:style-name="Default_20_Paragraph_20_Font"><text:span text:style-name="T1"><text:s text:c="12"/>beginnen mit <text:s text:c="10"/></text:span></text:span><text:span text:style-name="Default_20_Paragraph_20_Font"><text:span text:style-name="T25">|</text:span></text:span><text:span text:style-name="Default_20_Paragraph_20_Font"><text:span text:style-name="T1"> <text:s text:c="3"/>Anna beginnt im Herbst mit einem Französischkurs.</text:span></text:span></text:p>
      <text:p text:style-name="P6"><text:span text:style-name="Default_20_Paragraph_20_Font"><text:span text:style-name="T1"><text:s text:c="12"/></text:span></text:span><text:span text:style-name="Default_20_Paragraph_20_Font"><text:span text:style-name="T18">Начинать, Приступать к ┙</text:span></text:span></text:p>
      <text:p text:style-name="P4"><text:span text:style-name="Default_20_Paragraph_20_Font"><text:span text:style-name="T18"/></text:span></text:p>
      <text:p text:style-name="P1"><text:span text:style-name="Default_20_Paragraph_20_Font"><text:span text:style-name="T1">sich etw. <text:s text:c="2"/>begnügen mit <text:s text:c="15"/>Jetzt begnügt er sich mit einem einfachen zurückgezogenen Lebe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21">(У)довольствоваться</text:span></text:span></text:p>
      <text:p text:style-name="P1"><text:span text:style-name="Default_20_Paragraph_20_Font"><text:span text:style-name="T10"/></text:span></text:p>
      <text:p text:style-name="P1"><text:span text:style-name="Default_20_Paragraph_20_Font"><text:span text:style-name="T1">sich / jdm. beschäftigen mit <text:s text:c="11"/>Sie beschäftige sich sehr lange mit dem Problem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21">Заниматься</text:span></text:span></text:p>
      <text:p text:style-name="P1"><text:span text:style-name="Default_20_Paragraph_20_Font"><text:span text:style-name="T21"/></text:span></text:p>
      <text:p text:style-name="P1"><text:span text:style-name="Default_20_Paragraph_20_Font"><text:span text:style-name="T1"><text:s text:c="12"/>diskutieren mit <text:s text:c="12"/>Sie diskutieren mit ihren Nachbarn immer (über Politik)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22">Дискутировать с</text:span></text:span></text:p>
      <text:p text:style-name="P1"><text:span text:style-name="Default_20_Paragraph_20_Font"><text:span text:style-name="T11"/></text:span></text:p>
      <text:p text:style-name="P1"><text:soft-page-break/><text:span text:style-name="Default_20_Paragraph_20_Font"><text:span text:style-name="T1">sich etw/jdm verbunden fühlen mit <text:s text:c="6"/>Inzwischen fühlt er sich mit dem neuen Land verbunden.</text:span></text:span></text:p>
      <text:p text:style-name="P1"><text:span text:style-name="Default_20_Paragraph_20_Font"><text:span text:style-name="T1"><text:s text:c="12"/></text:span></text:span><text:span text:style-name="Default_20_Paragraph_20_Font"><text:span text:style-name="T23">Чувствовать связь с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kämpfen mit <text:s text:c="16"/>Er kämpfte mit seinen Kameraden (für die Freiheit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reden mit <text:s text:c="18"/>Ich muss mit jemandem red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prechen mit <text:s text:c="15"/>Sie spricht mit ihrer Kollegin (über ihre Probleme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(sich) <text:s text:c="5"/>streiten mit <text:s text:c="15"/>Sie streiten oft mit ihrem jüngeren Brud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telefonieren mit <text:s text:c="13"/>TODO <text:s text:c="4"/>(_) to be on the phone with sb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jdm. <text:s text:c="2"/>treffen mit <text:s text:c="18"/>TODO <text:s text:c="2"/>mit jdm. eine Vereinbarung treffen (_) <text:s/>to reach an agreement with sb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unterhalten mit <text:s text:c="12"/>Sie unterhält sich mit ihren Freundinnen (über das Studium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verabreden mit <text:s text:c="13"/>Birgit hat sich mit Margret verabrede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danken bei <text:s text:c="15"/>Ich möchte mich bei allen recht herzlich bedank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schweren bei <text:s text:c="13"/>Er beschwerte sich bei seinem Chef (über den neuen Kollegen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entschuldigen bei <text:s text:c="10"/>Sie entschuldigt sich bei ihrem Kollegen (für den Fehler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erkundigen bei <text:s text:c="13"/>Die Eltern erkundigten sich beim Lehrer (nach ihrer Tochter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illkomen bei <text:s text:c="14"/>Willkommen bei der Deutschen Bank und danke für Ihre Unterstützung! <text:s/>// <text:s/>Willkommen bei Facebook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/ jdm. befreien aus <text:s text:c="15"/>Die anderen befreiten ihn aus dem Gefängnis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bestehen aus <text:s text:c="15"/>Der Kuchenteig besteht aus Mehl, Eiern, Zuker und Milch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einladen zu <text:s text:c="16"/>Er lud uns auf einen Kaffee zu sich ein. (_) asked back for a coffee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jdm. / etw. gehören zu <text:s text:c="17"/>Dieses Buch gehört zu meinen Lieblingsbücher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gratulieren zu <text:s text:c="13"/>Die Kinder gratulieren ihr zu ihrem Geburtstag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raten zu <text:s text:c="19"/>Der Anwalt rät seiner Klientin zu dieser Entscheidung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überreden zu <text:s text:c="15"/>Er hat sie zu dem Kinobesuch überrede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etw. werden zu <text:s text:c="18"/>Ich werde zu einem besseren Mensch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illkomen zu <text:s text:c="15"/>Willkommen zu Ihrem Flug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erkundigen nach <text:s text:c="12"/>Die Eltern erkundigten sich (beim Lehrer) nach ihrer Tocht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fragen nach <text:s text:c="16"/>Sie fragt eine Passantin nach dem Weg zur Bibliotek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riechen nach <text:s text:c="15"/>In der ganzen Wohnung riecht es nach Ess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chmecken nach <text:s text:c="13"/>Das Eis schmeckt nicht nach Erdbeer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sehnen nach <text:s text:c="16"/>Sie sehnt sich nach ihrer Familie.</text:span></text:span></text:p>
      <text:p text:style-name="P1"><text:soft-page-break/><text:span text:style-name="Default_20_Paragraph_20_Font"><text:span text:style-name="T1"><text:s text:c="12"/></text:span></text:span></text:p>
      <text:p text:style-name="P1"><text:span text:style-name="Default_20_Paragraph_20_Font"><text:span text:style-name="T1">jdm. / etw. suchen nach <text:s text:c="16"/>Sie suchen nach di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------------- DAT (aber AKK auch) ------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erkennen an +D <text:s text:c="13"/>Er erkannte sie sofort an ihrer Stimm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leiden an +D <text:s text:c="15"/>Sie leidet an einer schweren Krankhei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liegen an +D <text:s text:c="15"/>Es liegt an ihm. <text:s/>// <text:s/>Was liegt heute an? [ugs] (It's up to him // So what's today?)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terben an +D <text:s text:c="14"/>Sie starb an Krebs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teilnehmen an +D <text:s text:c="11"/>Elf Personen nahmen an dem Kurs teil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illkomen an +D <text:s text:c="12"/>Baby an Bord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zweifeln an +D <text:s text:c="13"/>Er zweifelte an seinen Fähigkeit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irren in +D <text:s text:c="16"/>Sie irrte sich in der Hausnumm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illkomen in +D <text:s text:c="12"/>Willkommen in der Hölle. [Silent Hill]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2"/>etw. ekeln vor +D <text:s text:c="15"/>Ich ek(e)le mich davo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jdm. / etw. flüchten vor +D <text:s text:c="12"/>Ulrich Haas flüchtete Anfang der 1980er-Jahre vor dem Stress und der Hektik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fürchten vor +D <text:s text:c="12"/>Sie fürchtet sich vor der Dunkelhei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/ jdm. schützen vor +D <text:s text:c="12"/>Sie schützen sich vor der Infektionskrankhei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m. warnen vor +D <text:s text:c="14"/>Er warnte seine Freunde vor ihm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jdm. / etw. weinen vor +D <text:s text:c="14"/>Vor Glück weinen. [idiom]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leiden unter +D <text:s text:c="12"/>einen Schlusspunkt unter etw. setzen/ziehen. (поставить точку на чём-л.) <text:s text:c="9"/>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============= AKK ======================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danken für <text:s text:c="15"/>Der Mann bedankt sich (bei dem Polizisten) für seine Hilf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danken für <text:s text:c="17"/>Sie dankte ihm für seine Hilf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entschieden für <text:s text:c="12"/>Ich habe mich für diesen Rock entschied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entschuldigen für <text:s text:c="10"/>Sie entschuldigt sich (bei ihrem Kollegen) für den Fehl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halten für <text:s text:c="17"/>Er hält ihn für einen ignoranten Mensch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interessieren für <text:s text:c="10"/>Er interessierte sich schon immer für Sprach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kämpfen für <text:s text:c="16"/>Er kämpfte (mit seinen Kameraden) für die Freiheit.</text:span></text:span></text:p>
      <text:p text:style-name="P1"><text:soft-page-break/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etw. lernen für <text:s text:c="17"/>Nicht für die Schule, sondern für das Leben lernen wir.</text:span></text:span></text:p>
      <text:p text:style-name="P1"><text:span text:style-name="Default_20_Paragraph_20_Font"><text:span text:style-name="T1"><text:s text:c="12"/></text:span></text:span></text:p>
      <text:p text:style-name="P7"><text:span text:style-name="Default_20_Paragraph_20_Font"><text:span text:style-name="T1">jdm. / etw. schwärmen für <text:s text:c="10"/></text:span></text:span><text:span text:style-name="Default_20_Paragraph_20_Font"><text:span text:style-name="T18">┙┙</text:span></text:span><text:span text:style-name="Default_20_Paragraph_20_Font"><text:span text:style-name="T1"> <text:s text:c="3"/>TODO both (von) have the same meaning: to adore, to be crazy about sb./sth. 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etw. sein für <text:s text:c="19"/>Das wird für mein Fortkommen nützlich sei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orgen für <text:s text:c="17"/>Er sorgt für seine ganze Famili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treiken für <text:s text:c="15"/>Die Arbeiter streiken für bessere Arbeitsbedingung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mühen um <text:s text:c="17"/>Er bemühte sich das ganze Jahr sehr um bessere Not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werben um <text:s text:c="16"/>Er bewarb sich um die Stelle bei dem Autokonzer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bitten um <text:s text:c="18"/>Sie bat ihn um seine Hilf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9"/>es geht um <text:s text:c="20"/>Es geht um das Lieblingsthema des Professors, den Klimawandel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kämpfen um <text:s text:c="17"/>Sie kämpften (gegen die Feinde) um den Sieg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kümmern um <text:s text:c="17"/>Sie kümmert sich liebevoll um ihre Kind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sorgen um <text:s text:c="18"/>Die Mutter sorgt sich um ihre beiden kleinen Kind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streiten um <text:s text:c="16"/>Die Geschwister streiten sich um das Vermögen ihrer Tant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kämpfen gegen <text:s text:c="14"/>Sie kämpften gegen die Feinde (um den Sieg)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protestieren gegen <text:s text:c="9"/>Sie protestiere gegen die Pläne ihrer Elter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etw. sein gegen <text:s text:c="17"/>Es war ein Kampf jeder gegen jeden. [idiom] <text:s/>// <text:s/>ein Verstoß gegen etw. sein (_) to be in contravention to sth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------------- AKK (aber DAT auch) ------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denken an +A <text:s text:c="15"/>Denkst du noch oft an unsere schöne Reise?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/ jdn. erinnern an +A <text:s text:c="13"/>Sie erinnert sich sehr gerne an ihre Jugend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/ jdn. gewöhnen an +A <text:s text:c="13"/>Sie gewöhnte sich nur langsam an die neue Wohnung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glauben an +A <text:s text:c="14"/>Sie glauben an eine positive Zukunf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chreiben an +A <text:s text:c="12"/>Sie schreibt einen Brief an ihre Mutt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wenden an +A <text:s text:c="15"/>Wenden Sie sich bitte an meinen Assistent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illkomen an +A <text:s text:c="12"/>Willkommen an Bord!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achten auf +A <text:s text:c="14"/>Die Lehrerin achtet sehr auf die korrekte Aussprach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ankommen auf +A <text:s text:c="12"/>Das kommt auf dich an. (_) That depends on you.</text:span></text:span></text:p>
      <text:p text:style-name="P1"><text:soft-page-break/><text:span text:style-name="Default_20_Paragraph_20_Font"><text:span text:style-name="T1"><text:s text:c="12"/></text:span></text:span></text:p>
      <text:p text:style-name="P1"><text:span text:style-name="Default_20_Paragraph_20_Font"><text:span text:style-name="T1">jdn. / etw. antworten auf +A <text:s text:c="11"/>Antworten auf Anfragen zur Interpretation von EN ... [standards]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aufpassen auf +A <text:s text:c="11"/>Aufpassen {n} auf kleine Kinder. <text:s/>// <text:s/>Er muss auf das Baby aufpass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ziehen auf +A <text:s text:c="12"/>In ihrem Vortrag bezieht sie sich auf den Aufsatz von T. Köck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freuen auf +A <text:s text:c="14"/>Er freute sich auf die Reis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hoffen auf +A <text:s text:c="14"/>Die Bauern hoffen auf baldigen Reg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konzentrieren auf +A <text:s text:c="7"/>Sie kann sich schwer auf ihre Arbeit konzentrier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jdn. / etw. vergessen auf +A <text:s text:c="11"/>Auf dass wir niemals vergessen mögen. [idiom] (_) lest we forget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verlassen auf +A <text:s text:c="11"/>Ich verlasse mich voll und ganz auf dich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vertrauen auf +A <text:s text:c="11"/>Er vertraut auf seine Stärk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verzichten auf +A <text:s text:c="10"/>Sie verzichtete auf das Geld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/ jdn. vorbereiten auf +A <text:s text:c="9"/>Sie muss sich gut auf die schwierige Prüfung vorbereit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warten auf +A <text:s text:c="14"/>Sie wartete drei Tage auf eine Nachricht von ihrem Freund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geraten in +A <text:s text:c="14"/>Sie gerieten in Indien in mehrere gefährliche Situation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verlieben in +A <text:s text:c="12"/>Sie hat sich in ihn verliebt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vertiefen in +A <text:s text:c="12"/>Er vertief sich gerne in antike Schriften. <text:s text:c="11"/>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amüsieren über +A <text:s text:c="10"/>Die Leute amüsierten sich über den großen Hund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aufregen über +A <text:s text:c="11"/>Der Nachbar regt sich fürchterlich über die laute Party auf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ärgern über +A <text:s text:c="13"/>Die alte Frau ärgert sich oft über die lauten Kinder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jdn/etw beklagen über +A <text:s text:c="10"/>Über einen Mangel an Arbeit kann sie sich nicht beklag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berichten über +A <text:s text:c="10"/>Das Fernsehen berichte über den Flugzeugabsturz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beschweren über +A <text:s text:c="9"/>Er beschwerte sich (bei seinem Chef) über den neuen Kolleg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denken über +A <text:s text:c="13"/>Was denken Sie über die neuesten Entwicklungen im Kosovo?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diskutieren über +A <text:s text:c="8"/>Sie diskutieren (mit ihren Nachbarn) immer über Politik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freuen über +A <text:s text:c="13"/>Verena freute sich sehr über ihre Geburtstagsgeschenk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herrschen über +A <text:s text:c="10"/>Der Diktator herrschte grausam über das Land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informieren über +A <text:s text:c="8"/>Bitte informieren Sie uns über ..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klagen über +A <text:s text:c="13"/>Sie klagte oft über Bauchschmerz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lachen über +A <text:s text:c="13"/>Alle lachten über die Späße des Clowns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nachdenken über +A <text:s text:c="9"/>Er denkt viel über seine Probleme nach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reden über +A <text:s text:c="14"/>Sie mag über Gott und die Welt red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7"/>jdn. schimpfen über +A <text:s text:c="10"/>Ulrich Haas kann nicht verstehen, wenn jemand über die deutsche Bürokratie schimpft. (_) бранить, ругаться</text:span></text:span></text:p>
      <text:p text:style-name="P1"><text:span text:style-name="Default_20_Paragraph_20_Font"><text:span text:style-name="T1"><text:s text:c="12"/></text:span></text:span></text:p>
      <text:p text:style-name="P1"><text:soft-page-break/><text:span text:style-name="Default_20_Paragraph_20_Font"><text:span text:style-name="T1"><text:s text:c="12"/>schreiben über +A <text:s text:c="10"/>Er schriebt einen Roman über tote Sprach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prechen über +A <text:s text:c="11"/>Sie spricht (mit ihrer Kollegin) über ihre Probleme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<text:s text:c="12"/>staunen über +A <text:s text:c="12"/>Alle staunten über ihre sportlichen Leistungen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unterhalten über +A <text:s text:c="8"/>Sie unterhält sich (mit ihren Freundinnen) über das Studium.</text:span></text:span></text:p>
      <text:p text:style-name="P1"><text:span text:style-name="Default_20_Paragraph_20_Font"><text:span text:style-name="T1"><text:s text:c="12"/></text:span></text:span></text:p>
      <text:p text:style-name="P1"><text:span text:style-name="Default_20_Paragraph_20_Font"><text:span text:style-name="T1">sich <text:s text:c="7"/>wundern über +A <text:s text:c="12"/>Sie wunderte sich über die Frechheit/Impertinenz ihrer Cousine. (_) дерзость</text:span></text:span></text:p>
      <text:p text:style-name="P1"><text:span text:style-name="Default_20_Paragraph_20_Font"><text:span text:style-name="T1"><text:s text:c="1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20-10-12T18:17:04.396000000</dc:date>
    <meta:editing-cycles>45</meta:editing-cycles>
    <meta:editing-duration>PT2H48M57S</meta:editing-duration>
    <meta:document-statistic meta:table-count="0" meta:image-count="0" meta:object-count="0" meta:page-count="6" meta:paragraph-count="307" meta:word-count="1635" meta:character-count="14697" meta:non-whitespace-character-count="8173"/>
    <meta:template xlink:type="simple" xlink:actuate="onRequest" xlink:title="" xlink:href="Normal.dotm"/>
  </office:meta>
</office:document-meta>
</file>